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2E9A4127145A45AE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089cm" svg:height="10.634cm" svg:x="0.255cm" svg:y="0.466cm">
          <draw:image xlink:href="Pictures/10000000000003DB000002E9A4127145A45AE6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1:28:28.346000000</dc:date>
    <meta:editing-duration>PT2M17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